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200%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dicatio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0:07.397442459</meta:creation-date>
    <meta:generator>LibreOffice/7.6.4.1$Linux_X86_64 LibreOffice_project/60$Build-1</meta:generator>
    <dc:date>2024-02-05T15:27:53.245297151</dc:date>
    <dc:creator>Dominique Caron</dc:creator>
    <meta:editing-duration>PT55S</meta:editing-duration>
    <meta:editing-cycles>3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